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TypeDefinitionImpl.getDeclaredPropertyDefin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TypeDefinitionImpl.getDeclaredSupertypeNam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deTypeDefinitionImpl.getDeclaredChildNodeDefin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TypeDefinitionImpl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TypeDefinitionImpl.isMix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initionImpl.hasOrderableChil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initionImpl.getPrimaryItem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deTypeDefinitionImpl.NodeTypeDefinitionImpl( NodeTypeDef ntd , Name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TypeDefinitionImpl.isAbs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